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start" fo:margin-left="0.706cm"/>
    </style:style>
    <style:style style:name="ce6" style:family="table-cell" style:parent-style-name="Default" style:data-style-name="N2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vertical-align="middle" fo:background-color="#FFFFFF"/>
      <style:text-properties fo:color="#FFFFFF"/>
    </style:style>
    <style:style style:name="ce10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start" fo:margin-left="0.353cm"/>
    </style:style>
    <style:style style:name="ce11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fo:border-top="thin solid #BFBFBF" fo:border-bottom="none" fo:border-left="none" fo:border-right="none" style:vertical-align="middle"/>
    </style:style>
    <style:style style:name="ce14" style:family="table-cell" style:parent-style-name="Default" style:data-style-name="N45">
      <style:table-cell-properties fo:border-top="none" fo:border-bottom="thin solid #F2F2F2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41">
      <style:table-cell-properties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F2F2F2" fo:border-bottom="thin solid #F2F2F2" fo:border-left="thin solid #F2F2F2" fo:border-right="none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7" style:family="table-cell" style:parent-style-name="Default" style:data-style-name="N0">
      <style:table-cell-properties fo:border-top="thin solid #F2F2F2" fo:border-bottom="thin solid #F2F2F2" fo:border-left="none" fo:border-right="none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8" style:family="table-cell" style:parent-style-name="Default" style:data-style-name="N0">
      <style:table-cell-properties fo:border-top="thin solid #F2F2F2" fo:border-bottom="thin solid #F2F2F2" fo:border-left="none" fo:border-right="thin solid #F2F2F2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9" style:family="table-cell" style:parent-style-name="Default" style:data-style-name="N20">
      <style:table-cell-properties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-top="thin solid #BFBFBF" fo:border-bottom="none" fo:border-left="none" fo:border-right="none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BFBFBF" fo:border-left="thin solid #D9D9D9" fo:border-right="thin solid #D9D9D9" style:vertical-align="middle" style:repeat-content="false"/>
      <style:paragraph-properties fo:text-align="start" fo:margin-left="0.353cm"/>
    </style:style>
    <style:style style:name="ce23" style:family="table-cell" style:parent-style-name="Default" style:data-style-name="N0">
      <style:table-cell-properties fo:border-top="thin solid #D9D9D9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24" style:family="table-cell" style:parent-style-name="Default" style:data-style-name="N13">
      <style:table-cell-properties fo:border-top="thin solid #BFBFBF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BFBFBF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D9D9D9" style:vertical-align="middle" fo:background-color="#F2F2F2" style:repeat-content="false"/>
      <style:paragraph-properties fo:text-align="center"/>
      <style:text-properties fo:color="#262626" fo:font-size="9pt" style:font-size-asian="9pt" style:font-size-complex="9pt"/>
    </style:style>
    <style:style style:name="ce27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center"/>
      <style:text-properties fo:color="#FFFFFF"/>
    </style:style>
    <style:style style:name="ce28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color="#FFFFFF"/>
    </style:style>
    <style:style style:name="ce29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BFBFBF" fo:border-bottom="thin solid #BFBFBF" fo:border-left="thin solid #D9D9D9" fo:border-right="thin solid #D9D9D9" style:vertical-align="middle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BFBFBF" fo:border-bottom="none" fo:border-left="none" fo:border-right="none" style:vertical-align="middle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o1" style:family="table-column">
      <style:table-column-properties fo:break-before="auto" style:column-width="11.8533333333333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3.51366666666667cm"/>
    </style:style>
    <style:style style:name="co4" style:family="table-column">
      <style:table-column-properties fo:break-before="auto" style:column-width="3.47133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0.783166666666667cm"/>
    </style:style>
    <style:style style:name="co9" style:family="table-column">
      <style:table-column-properties fo:break-before="auto" style:column-width="0.719666666666667cm"/>
    </style:style>
    <style:style style:name="ro1" style:family="table-row">
      <style:table-row-properties style:row-height="16.8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2" style:base-cell-address="Project.G5"/>
      <style:map style:condition="of:is-true-formula(AND([.G$3]&gt;=[.$D5];[.G$3]&lt;=[.$E5]))" style:apply-style-name="cf3" style:base-cell-address="Project.G5"/>
    </style:style>
    <style:style style:name="ce34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2" style:base-cell-address="Project.G5"/>
      <style:map style:condition="of:is-true-formula(AND([.G$3]&gt;=[.$D5];[.G$3]&lt;=[.$E5]))" style:apply-style-name="cf3" style:base-cell-address="Project.G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ct" table:style-name="ta1">
        <table:table-column table:style-name="co1" table:default-cell-style-name="ce1"/>
        <table:table-column table:style-name="co2" table:default-cell-style-name="ce29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7" table:default-cell-style-name="ce1"/>
        <table:table-column table:style-name="co9" table:number-columns-repeated="7" table:default-cell-style-name="ce1"/>
        <table:table-column table:style-name="co6" table:number-columns-repeated="16357" table:default-cell-style-name="ce1"/>
        <table:table-row table:style-name="ro1">
          <table:table-cell table:number-columns-repeated="2" table:style-name="ce3"/>
          <table:table-cell office:value-type="string" table:style-name="ce3">
            <text:p>Project start:</text:p>
          </table:table-cell>
          <table:table-cell office:value-type="date" office:date-value="2020-02-10T00:00:00" table:style-name="ce14">
            <text:p>Mon, 10/Feb/2020</text:p>
          </table:table-cell>
          <table:table-cell table:number-columns-repeated="23" table:style-name="ce29"/>
          <table:table-cell table:number-columns-repeated="16357" table:style-name="ce1"/>
        </table:table-row>
        <table:table-row table:style-name="ro2">
          <table:table-cell table:number-columns-repeated="6" table:style-name="ce1"/>
          <table:table-cell office:value-type="date" office:date-value="2020-02-10T00:00:00" table:formula="of:=[.G3]" table:number-columns-spanned="7" table:number-rows-spanned="1" table:style-name="ce19">
            <text:p>10/Feb/20</text:p>
          </table:table-cell>
          <table:covered-table-cell table:number-columns-repeated="6"/>
          <table:table-cell office:value-type="date" office:date-value="2020-02-17T00:00:00" table:formula="of:=[.N3]" table:number-columns-spanned="7" table:number-rows-spanned="1" table:style-name="ce19">
            <text:p>17/Feb/20</text:p>
          </table:table-cell>
          <table:covered-table-cell table:number-columns-repeated="6"/>
          <table:table-cell office:value-type="date" office:date-value="2020-02-24T00:00:00" table:formula="of:=[.U3]" table:number-columns-spanned="7" table:number-rows-spanned="1" table:style-name="ce19">
            <text:p>24/Feb/20</text:p>
          </table:table-cell>
          <table:covered-table-cell table:number-columns-repeated="6"/>
          <table:table-cell table:number-columns-repeated="16357" table:style-name="ce1"/>
        </table:table-row>
        <table:table-row table:style-name="ro2">
          <table:table-cell table:number-columns-repeated="6" table:style-name="ce1"/>
          <table:table-cell office:value-type="date" office:date-value="2020-02-10T00:00:00" table:formula="of:=[.$D1]" table:style-name="ce15">
            <text:p>10</text:p>
          </table:table-cell>
          <table:table-cell office:value-type="date" office:date-value="2020-02-11T00:00:00" table:formula="of:=[.G3] + 1" table:style-name="ce15">
            <text:p>11</text:p>
          </table:table-cell>
          <table:table-cell office:value-type="date" office:date-value="2020-02-12T00:00:00" table:formula="of:=[.H3] + 1" table:style-name="ce15">
            <text:p>12</text:p>
          </table:table-cell>
          <table:table-cell office:value-type="date" office:date-value="2020-02-13T00:00:00" table:formula="of:=[.I3] + 1" table:style-name="ce15">
            <text:p>13</text:p>
          </table:table-cell>
          <table:table-cell office:value-type="date" office:date-value="2020-02-14T00:00:00" table:formula="of:=[.J3] + 1" table:style-name="ce15">
            <text:p>14</text:p>
          </table:table-cell>
          <table:table-cell office:value-type="date" office:date-value="2020-02-15T00:00:00" table:formula="of:=[.K3] + 1" table:style-name="ce15">
            <text:p>15</text:p>
          </table:table-cell>
          <table:table-cell office:value-type="date" office:date-value="2020-02-16T00:00:00" table:formula="of:=[.L3] + 1" table:style-name="ce15">
            <text:p>16</text:p>
          </table:table-cell>
          <table:table-cell office:value-type="date" office:date-value="2020-02-17T00:00:00" table:formula="of:=[.M3] + 1" table:style-name="ce15">
            <text:p>17</text:p>
          </table:table-cell>
          <table:table-cell office:value-type="date" office:date-value="2020-02-18T00:00:00" table:formula="of:=[.N3] + 1" table:style-name="ce15">
            <text:p>18</text:p>
          </table:table-cell>
          <table:table-cell office:value-type="date" office:date-value="2020-02-19T00:00:00" table:formula="of:=[.O3] + 1" table:style-name="ce15">
            <text:p>19</text:p>
          </table:table-cell>
          <table:table-cell office:value-type="date" office:date-value="2020-02-20T00:00:00" table:formula="of:=[.P3] + 1" table:style-name="ce15">
            <text:p>20</text:p>
          </table:table-cell>
          <table:table-cell office:value-type="date" office:date-value="2020-02-21T00:00:00" table:formula="of:=[.Q3] + 1" table:style-name="ce15">
            <text:p>21</text:p>
          </table:table-cell>
          <table:table-cell office:value-type="date" office:date-value="2020-02-22T00:00:00" table:formula="of:=[.R3] + 1" table:style-name="ce15">
            <text:p>22</text:p>
          </table:table-cell>
          <table:table-cell office:value-type="date" office:date-value="2020-02-23T00:00:00" table:formula="of:=[.S3] + 1" table:style-name="ce15">
            <text:p>23</text:p>
          </table:table-cell>
          <table:table-cell office:value-type="date" office:date-value="2020-02-24T00:00:00" table:formula="of:=[.T3] + 1" table:style-name="ce15">
            <text:p>24</text:p>
          </table:table-cell>
          <table:table-cell office:value-type="date" office:date-value="2020-02-25T00:00:00" table:formula="of:=[.U3] + 1" table:style-name="ce15">
            <text:p>25</text:p>
          </table:table-cell>
          <table:table-cell office:value-type="date" office:date-value="2020-02-26T00:00:00" table:formula="of:=[.V3] + 1" table:style-name="ce15">
            <text:p>26</text:p>
          </table:table-cell>
          <table:table-cell office:value-type="date" office:date-value="2020-02-27T00:00:00" table:formula="of:=[.W3] + 1" table:style-name="ce15">
            <text:p>27</text:p>
          </table:table-cell>
          <table:table-cell office:value-type="date" office:date-value="2020-02-28T00:00:00" table:formula="of:=[.X3] + 1" table:style-name="ce15">
            <text:p>28</text:p>
          </table:table-cell>
          <table:table-cell office:value-type="date" office:date-value="2020-02-29T00:00:00" table:formula="of:=[.Y3] + 1" table:style-name="ce15">
            <text:p>29</text:p>
          </table:table-cell>
          <table:table-cell office:value-type="date" office:date-value="2020-03-01T00:00:00" table:formula="of:=[.Z3] + 1" table:style-name="ce15">
            <text:p>1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26">
            <text:p>TASK</text:p>
          </table:table-cell>
          <table:table-cell office:value-type="string" table:style-name="ce26">
            <text:p>ASSIGNED TO</text:p>
          </table:table-cell>
          <table:table-cell office:value-type="string" table:style-name="ce26">
            <text:p>PROGRESS</text:p>
          </table:table-cell>
          <table:table-cell office:value-type="string" table:style-name="ce26">
            <text:p>START</text:p>
          </table:table-cell>
          <table:table-cell office:value-type="string" table:style-name="ce26">
            <text:p>END</text:p>
          </table:table-cell>
          <table:table-cell table:style-name="ce9"/>
          <table:table-cell office:value-type="string" office:string-value="M" table:formula="of:=LEFT(TEXT([.G3];&quot;ddd&quot;);1)" table:style-name="ce16">
            <text:p>M</text:p>
          </table:table-cell>
          <table:table-cell office:value-type="string" office:string-value="T" table:formula="of:=LEFT(TEXT([.H3];&quot;ddd&quot;);1)" table:style-name="ce17">
            <text:p>T</text:p>
          </table:table-cell>
          <table:table-cell office:value-type="string" office:string-value="W" table:formula="of:=LEFT(TEXT([.I3];&quot;ddd&quot;);1)" table:style-name="ce17">
            <text:p>W</text:p>
          </table:table-cell>
          <table:table-cell office:value-type="string" office:string-value="T" table:formula="of:=LEFT(TEXT([.J3];&quot;ddd&quot;);1)" table:style-name="ce17">
            <text:p>T</text:p>
          </table:table-cell>
          <table:table-cell office:value-type="string" office:string-value="F" table:formula="of:=LEFT(TEXT([.K3];&quot;ddd&quot;);1)" table:style-name="ce17">
            <text:p>F</text:p>
          </table:table-cell>
          <table:table-cell office:value-type="string" office:string-value="S" table:formula="of:=LEFT(TEXT([.L3];&quot;ddd&quot;);1)" table:style-name="ce17">
            <text:p>S</text:p>
          </table:table-cell>
          <table:table-cell office:value-type="string" office:string-value="S" table:formula="of:=LEFT(TEXT([.M3];&quot;ddd&quot;);1)" table:style-name="ce17">
            <text:p>S</text:p>
          </table:table-cell>
          <table:table-cell office:value-type="string" office:string-value="M" table:formula="of:=LEFT(TEXT([.N3];&quot;ddd&quot;);1)" table:style-name="ce17">
            <text:p>M</text:p>
          </table:table-cell>
          <table:table-cell office:value-type="string" office:string-value="T" table:formula="of:=LEFT(TEXT([.O3];&quot;ddd&quot;);1)" table:style-name="ce17">
            <text:p>T</text:p>
          </table:table-cell>
          <table:table-cell office:value-type="string" office:string-value="W" table:formula="of:=LEFT(TEXT([.P3];&quot;ddd&quot;);1)" table:style-name="ce17">
            <text:p>W</text:p>
          </table:table-cell>
          <table:table-cell office:value-type="string" office:string-value="T" table:formula="of:=LEFT(TEXT([.Q3];&quot;ddd&quot;);1)" table:style-name="ce17">
            <text:p>T</text:p>
          </table:table-cell>
          <table:table-cell office:value-type="string" office:string-value="F" table:formula="of:=LEFT(TEXT([.R3];&quot;ddd&quot;);1)" table:style-name="ce17">
            <text:p>F</text:p>
          </table:table-cell>
          <table:table-cell office:value-type="string" office:string-value="S" table:formula="of:=LEFT(TEXT([.S3];&quot;ddd&quot;);1)" table:style-name="ce17">
            <text:p>S</text:p>
          </table:table-cell>
          <table:table-cell office:value-type="string" office:string-value="S" table:formula="of:=LEFT(TEXT([.T3];&quot;ddd&quot;);1)" table:style-name="ce17">
            <text:p>S</text:p>
          </table:table-cell>
          <table:table-cell office:value-type="string" office:string-value="M" table:formula="of:=LEFT(TEXT([.U3];&quot;ddd&quot;);1)" table:style-name="ce17">
            <text:p>M</text:p>
          </table:table-cell>
          <table:table-cell office:value-type="string" office:string-value="T" table:formula="of:=LEFT(TEXT([.V3];&quot;ddd&quot;);1)" table:style-name="ce17">
            <text:p>T</text:p>
          </table:table-cell>
          <table:table-cell office:value-type="string" office:string-value="W" table:formula="of:=LEFT(TEXT([.W3];&quot;ddd&quot;);1)" table:style-name="ce17">
            <text:p>W</text:p>
          </table:table-cell>
          <table:table-cell office:value-type="string" office:string-value="T" table:formula="of:=LEFT(TEXT([.X3];&quot;ddd&quot;);1)" table:style-name="ce17">
            <text:p>T</text:p>
          </table:table-cell>
          <table:table-cell office:value-type="string" office:string-value="F" table:formula="of:=LEFT(TEXT([.Y3];&quot;ddd&quot;);1)" table:style-name="ce17">
            <text:p>F</text:p>
          </table:table-cell>
          <table:table-cell office:value-type="string" office:string-value="S" table:formula="of:=LEFT(TEXT([.Z3];&quot;ddd&quot;);1)" table:style-name="ce17">
            <text:p>S</text:p>
          </table:table-cell>
          <table:table-cell office:value-type="string" office:string-value="S" table:formula="of:=LEFT(TEXT([.AA3];&quot;ddd&quot;);1)" table:style-name="ce18">
            <text:p>S</text:p>
          </table:table-cell>
          <table:table-cell table:style-name="ce12"/>
          <table:table-cell table:number-columns-repeated="16356"/>
        </table:table-row>
        <table:table-row table:style-name="ro2">
          <table:table-cell office:value-type="string" table:style-name="ce10">
            <text:p>Phase 1: Analyze</text:p>
          </table:table-cell>
          <table:table-cell table:style-name="ce22"/>
          <table:table-cell table:style-name="ce23"/>
          <table:table-cell table:number-columns-repeated="2" table:style-name="ce11"/>
          <table:table-cell table:style-name="ce1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1.1: Analyze the Project Reader</text:p>
          </table:table-cell>
          <table:table-cell office:value-type="string" table:style-name="ce30">
            <text:p>Konstantin, Kevin, Peter, Alexandra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0T00:00:00" table:style-name="ce6">
            <text:p>10/Feb/20</text:p>
          </table:table-cell>
          <table:table-cell office:value-type="date" office:date-value="2020-02-14T00:00:00" table:style-name="ce6">
            <text:p>14/Feb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1.2: Brainstorming the problem</text:p>
          </table:table-cell>
          <table:table-cell office:value-type="string" table:style-name="ce30">
            <text:p>Konstantin, Kevin, Peter</text:p>
          </table:table-cell>
          <table:table-cell office:value-type="percentage" office:value="0.85" table:style-name="ce24">
            <text:p>85%</text:p>
          </table:table-cell>
          <table:table-cell office:value-type="date" office:date-value="2020-02-11T00:00:00" table:style-name="ce6">
            <text:p>11/Feb/20</text:p>
          </table:table-cell>
          <table:table-cell office:value-type="date" office:date-value="2020-02-13T00:00:00" table:style-name="ce6">
            <text:p>13/Feb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1.3: Client interview description</text:p>
          </table:table-cell>
          <table:table-cell office:value-type="string" table:style-name="ce30">
            <text:p>Konstantin, Peter, Alexandra</text:p>
          </table:table-cell>
          <table:table-cell office:value-type="percentage" office:value="0.9" table:style-name="ce24">
            <text:p>90%</text:p>
          </table:table-cell>
          <table:table-cell office:value-type="date" office:date-value="2020-02-13T00:00:00" table:style-name="ce6">
            <text:p>13/Feb/20</text:p>
          </table:table-cell>
          <table:table-cell office:value-type="date" office:date-value="2020-02-18T00:00:00" table:style-name="ce6">
            <text:p>18/Feb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1.4: Gantt Chart</text:p>
          </table:table-cell>
          <table:table-cell office:value-type="string" table:style-name="ce30">
            <text:p>Konstantin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0T00:00:00" table:style-name="ce6">
            <text:p>10/Feb/20</text:p>
          </table:table-cell>
          <table:table-cell office:value-type="date" office:date-value="2020-02-21T00:00:00" table:style-name="ce6">
            <text:p>21/Feb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1.5: Project plan</text:p>
          </table:table-cell>
          <table:table-cell office:value-type="string" table:style-name="ce30">
            <text:p>Konstantin, Peter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2T00:00:00" table:style-name="ce6">
            <text:p>12/Feb/20</text:p>
          </table:table-cell>
          <table:table-cell office:value-type="date" office:date-value="2020-02-14T00:00:00" table:style-name="ce6">
            <text:p>14/Feb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4">
            <text:p>Phase 2: Designing</text:p>
          </table:table-cell>
          <table:table-cell table:style-name="ce30"/>
          <table:table-cell table:style-name="ce25"/>
          <table:table-cell table:number-columns-repeated="2" table:style-name="ce7"/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2.1: Writing the User requirement structures</text:p>
          </table:table-cell>
          <table:table-cell table:style-name="ce30"/>
          <table:table-cell office:value-type="percentage" office:value="0.1" table:style-name="ce24">
            <text:p>10%</text:p>
          </table:table-cell>
          <table:table-cell office:value-type="date" office:date-value="2020-02-17T00:00:00" table:style-name="ce6">
            <text:p>17/Feb/20</text:p>
          </table:table-cell>
          <table:table-cell office:value-type="date" office:date-value="2020-02-21T00:00:00" table:style-name="ce6">
            <text:p>21/Feb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2.2: Creating relationships tables</text:p>
          </table:table-cell>
          <table:table-cell table:style-name="ce30"/>
          <table:table-cell office:value-type="percentage" office:value="0.01" table:style-name="ce24">
            <text:p>1%</text:p>
          </table:table-cell>
          <table:table-cell office:value-type="date" office:date-value="2020-02-17T00:00:00" table:style-name="ce6">
            <text:p>17/Feb/20</text:p>
          </table:table-cell>
          <table:table-cell office:value-type="date" office:date-value="2020-02-19T00:00:00" table:style-name="ce6">
            <text:p>19/Feb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2.3: Prototyping of Web version</text:p>
          </table:table-cell>
          <table:table-cell table:style-name="ce30"/>
          <table:table-cell office:value-type="percentage" office:value="0.01" table:style-name="ce24">
            <text:p>1%</text:p>
          </table:table-cell>
          <table:table-cell office:value-type="date" office:date-value="2020-02-19T00:00:00" table:style-name="ce6">
            <text:p>19/Feb/20</text:p>
          </table:table-cell>
          <table:table-cell office:value-type="date" office:date-value="2020-02-21T00:00:00" table:style-name="ce6">
            <text:p>21/Feb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2.4: Prototyping of Destop version</text:p>
          </table:table-cell>
          <table:table-cell table:style-name="ce30"/>
          <table:table-cell office:value-type="percentage" office:value="0.01" table:style-name="ce24">
            <text:p>1%</text:p>
          </table:table-cell>
          <table:table-cell office:value-type="date" office:date-value="2020-02-18T00:00:00" table:style-name="ce6">
            <text:p>18/Feb/20</text:p>
          </table:table-cell>
          <table:table-cell office:value-type="date" office:date-value="2020-02-21T00:00:00" table:style-name="ce6">
            <text:p>21/Feb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4">
            <text:p>Phase 3: Implementation</text:p>
          </table:table-cell>
          <table:table-cell table:style-name="ce30"/>
          <table:table-cell table:style-name="ce25"/>
          <table:table-cell table:number-columns-repeated="2" table:style-name="ce7"/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1: Split the work</text:p>
          </table:table-cell>
          <table:table-cell table:style-name="ce30"/>
          <table:table-cell table:style-name="ce25"/>
          <table:table-cell office:value-type="date" office:date-value="2020-03-02T00:00:00" table:style-name="ce6">
            <text:p>02/Mar/20</text:p>
          </table:table-cell>
          <table:table-cell office:value-type="date" office:date-value="2020-03-03T00:00:00" table:style-name="ce6">
            <text:p>03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2: Create a Desktop Widows Form project</text:p>
          </table:table-cell>
          <table:table-cell table:style-name="ce30"/>
          <table:table-cell table:style-name="ce25"/>
          <table:table-cell office:value-type="date" office:date-value="2020-03-02T00:00:00" table:style-name="ce6">
            <text:p>02/Mar/20</text:p>
          </table:table-cell>
          <table:table-cell office:value-type="date" office:date-value="2020-03-03T00:00:00" table:style-name="ce6">
            <text:p>03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3: Create classes Administrator and Manager</text:p>
          </table:table-cell>
          <table:table-cell table:style-name="ce30"/>
          <table:table-cell table:style-name="ce25"/>
          <table:table-cell office:value-type="date" office:date-value="2020-03-03T00:00:00" table:style-name="ce6">
            <text:p>03/Mar/20</text:p>
          </table:table-cell>
          <table:table-cell office:value-type="date" office:date-value="2020-03-04T00:00:00" table:style-name="ce6">
            <text:p>04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4: Create functionalities and instances<text:s/></text:p>
          </table:table-cell>
          <table:table-cell table:style-name="ce30"/>
          <table:table-cell table:style-name="ce25"/>
          <table:table-cell office:value-type="date" office:date-value="2020-03-04T00:00:00" table:style-name="ce6">
            <text:p>04/Mar/20</text:p>
          </table:table-cell>
          <table:table-cell office:value-type="date" office:date-value="2020-03-06T00:00:00" table:style-name="ce6">
            <text:p>06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5: Create CRUD operations for employee<text:s/></text:p>
          </table:table-cell>
          <table:table-cell table:style-name="ce30"/>
          <table:table-cell table:style-name="ce25"/>
          <table:table-cell office:value-type="date" office:date-value="2020-03-04T00:00:00" table:style-name="ce6">
            <text:p>04/Mar/20</text:p>
          </table:table-cell>
          <table:table-cell office:value-type="date" office:date-value="2020-03-06T00:00:00" table:style-name="ce6">
            <text:p>06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6: List of information for each employee</text:p>
          </table:table-cell>
          <table:table-cell table:style-name="ce30"/>
          <table:table-cell table:style-name="ce25"/>
          <table:table-cell office:value-type="date" office:date-value="2020-03-05T00:00:00" table:style-name="ce6">
            <text:p>05/Mar/20</text:p>
          </table:table-cell>
          <table:table-cell office:value-type="date" office:date-value="2020-03-07T00:00:00" table:style-name="ce6">
            <text:p>07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7: Information details for each Adm and Empls</text:p>
          </table:table-cell>
          <table:table-cell table:style-name="ce30"/>
          <table:table-cell table:style-name="ce25"/>
          <table:table-cell office:value-type="date" office:date-value="2020-03-04T00:00:00" table:style-name="ce6">
            <text:p>04/Mar/20</text:p>
          </table:table-cell>
          <table:table-cell office:value-type="date" office:date-value="2020-03-06T00:00:00" table:style-name="ce6">
            <text:p>06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8: Create a Web Application project<text:s/></text:p>
          </table:table-cell>
          <table:table-cell table:style-name="ce30"/>
          <table:table-cell table:style-name="ce25"/>
          <table:table-cell office:value-type="date" office:date-value="2020-03-09T00:00:00" table:style-name="ce6">
            <text:p>09/Mar/20</text:p>
          </table:table-cell>
          <table:table-cell office:value-type="date" office:date-value="2020-03-10T00:00:00" table:style-name="ce6">
            <text:p>10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9: Basic interface for the visualization</text:p>
          </table:table-cell>
          <table:table-cell table:style-name="ce30"/>
          <table:table-cell table:style-name="ce25"/>
          <table:table-cell office:value-type="date" office:date-value="2020-03-09T00:00:00" table:style-name="ce6">
            <text:p>09/Mar/20</text:p>
          </table:table-cell>
          <table:table-cell office:value-type="date" office:date-value="2020-03-11T00:00:00" table:style-name="ce6">
            <text:p>11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10: Database Selection</text:p>
          </table:table-cell>
          <table:table-cell table:style-name="ce30"/>
          <table:table-cell table:style-name="ce25"/>
          <table:table-cell office:value-type="date" office:date-value="2020-03-10T00:00:00" table:style-name="ce6">
            <text:p>10/Mar/20</text:p>
          </table:table-cell>
          <table:table-cell office:value-type="date" office:date-value="2020-03-12T00:00:00" table:style-name="ce6">
            <text:p>12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11: Login system</text:p>
          </table:table-cell>
          <table:table-cell table:style-name="ce30"/>
          <table:table-cell table:style-name="ce25"/>
          <table:table-cell office:value-type="date" office:date-value="2020-03-11T00:00:00" table:style-name="ce6">
            <text:p>11/Mar/20</text:p>
          </table:table-cell>
          <table:table-cell office:value-type="date" office:date-value="2020-03-13T00:00:00" table:style-name="ce6">
            <text:p>13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12: Roles and connection with local DB</text:p>
          </table:table-cell>
          <table:table-cell table:style-name="ce30"/>
          <table:table-cell table:style-name="ce25"/>
          <table:table-cell office:value-type="date" office:date-value="2020-03-12T00:00:00" table:style-name="ce6">
            <text:p>12/Mar/20</text:p>
          </table:table-cell>
          <table:table-cell office:value-type="date" office:date-value="2020-03-26T00:00:00" table:style-name="ce6">
            <text:p>26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13: Fundamental UX design and form visualization<text:s/></text:p>
          </table:table-cell>
          <table:table-cell table:style-name="ce30"/>
          <table:table-cell table:style-name="ce25"/>
          <table:table-cell office:value-type="date" office:date-value="2020-03-13T00:00:00" table:style-name="ce6">
            <text:p>13/Mar/20</text:p>
          </table:table-cell>
          <table:table-cell office:value-type="date" office:date-value="2020-03-26T00:00:00" table:style-name="ce6">
            <text:p>26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14: Fomrs and roles Listing</text:p>
          </table:table-cell>
          <table:table-cell table:style-name="ce30"/>
          <table:table-cell table:style-name="ce25"/>
          <table:table-cell office:value-type="date" office:date-value="2020-03-14T00:00:00" table:style-name="ce6">
            <text:p>14/Mar/20</text:p>
          </table:table-cell>
          <table:table-cell office:value-type="date" office:date-value="2020-03-26T00:00:00" table:style-name="ce6">
            <text:p>26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15: Department information</text:p>
          </table:table-cell>
          <table:table-cell table:style-name="ce30"/>
          <table:table-cell table:style-name="ce25"/>
          <table:table-cell office:value-type="date" office:date-value="2020-03-15T00:00:00" table:style-name="ce6">
            <text:p>15/Mar/20</text:p>
          </table:table-cell>
          <table:table-cell office:value-type="date" office:date-value="2020-03-26T00:00:00" table:style-name="ce6">
            <text:p>26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16: Shitfs implementation and visualization</text:p>
          </table:table-cell>
          <table:table-cell table:style-name="ce30"/>
          <table:table-cell table:style-name="ce25"/>
          <table:table-cell office:value-type="date" office:date-value="2020-03-16T00:00:00" table:style-name="ce6">
            <text:p>16/Mar/20</text:p>
          </table:table-cell>
          <table:table-cell office:value-type="date" office:date-value="2020-03-26T00:00:00" table:style-name="ce6">
            <text:p>26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3.17: Personal detail information Employee</text:p>
          </table:table-cell>
          <table:table-cell table:style-name="ce30"/>
          <table:table-cell table:style-name="ce25"/>
          <table:table-cell office:value-type="date" office:date-value="2020-03-17T00:00:00" table:style-name="ce6">
            <text:p>17/Mar/20</text:p>
          </table:table-cell>
          <table:table-cell office:value-type="date" office:date-value="2020-03-26T00:00:00" table:style-name="ce6">
            <text:p>26/Ma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4">
            <text:p>Phase 4: Testing</text:p>
          </table:table-cell>
          <table:table-cell table:style-name="ce30"/>
          <table:table-cell table:style-name="ce25"/>
          <table:table-cell table:number-columns-repeated="2" table:style-name="ce8"/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4.1: Unit Tests for testing all the classes<text:s/></text:p>
          </table:table-cell>
          <table:table-cell table:style-name="ce30"/>
          <table:table-cell table:style-name="ce25"/>
          <table:table-cell office:value-type="date" office:date-value="2020-04-01T00:00:00" table:style-name="ce6">
            <text:p>01/Apr/20</text:p>
          </table:table-cell>
          <table:table-cell office:value-type="date" office:date-value="2020-04-14T00:00:00" table:style-name="ce6">
            <text:p>14/Ap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4.2: Unit Test for testing all urls paths<text:s/></text:p>
          </table:table-cell>
          <table:table-cell table:style-name="ce30"/>
          <table:table-cell table:style-name="ce25"/>
          <table:table-cell office:value-type="date" office:date-value="2020-04-02T00:00:00" table:style-name="ce6">
            <text:p>02/Apr/20</text:p>
          </table:table-cell>
          <table:table-cell office:value-type="date" office:date-value="2020-04-15T00:00:00" table:style-name="ce6">
            <text:p>15/Ap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4.2: Monkey testing with the Client</text:p>
          </table:table-cell>
          <table:table-cell table:style-name="ce30"/>
          <table:table-cell table:style-name="ce25"/>
          <table:table-cell office:value-type="date" office:date-value="2020-04-03T00:00:00" table:style-name="ce6">
            <text:p>03/Apr/20</text:p>
          </table:table-cell>
          <table:table-cell office:value-type="date" office:date-value="2020-04-16T00:00:00" table:style-name="ce6">
            <text:p>16/Ap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4.3: Fixing bugs session</text:p>
          </table:table-cell>
          <table:table-cell table:style-name="ce30"/>
          <table:table-cell table:style-name="ce25"/>
          <table:table-cell office:value-type="date" office:date-value="2020-04-04T00:00:00" table:style-name="ce6">
            <text:p>04/Apr/20</text:p>
          </table:table-cell>
          <table:table-cell office:value-type="date" office:date-value="2020-04-17T00:00:00" table:style-name="ce6">
            <text:p>17/Ap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4">
            <text:p>Phase 5: Deployment</text:p>
          </table:table-cell>
          <table:table-cell table:style-name="ce30"/>
          <table:table-cell table:style-name="ce25"/>
          <table:table-cell table:number-columns-repeated="2" table:style-name="ce7"/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5.1: Deployment of the Web app version</text:p>
          </table:table-cell>
          <table:table-cell table:style-name="ce30"/>
          <table:table-cell table:style-name="ce25"/>
          <table:table-cell office:value-type="date" office:date-value="2020-04-20T00:00:00" table:style-name="ce6">
            <text:p>20/Apr/20</text:p>
          </table:table-cell>
          <table:table-cell office:value-type="date" office:date-value="2020-04-23T00:00:00" table:style-name="ce6">
            <text:p>23/Ap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office:value-type="string" table:style-name="ce5">
            <text:p>Activity 5.2: Create an executable file for the Desktop app version</text:p>
          </table:table-cell>
          <table:table-cell table:style-name="ce30"/>
          <table:table-cell table:style-name="ce25"/>
          <table:table-cell office:value-type="date" office:date-value="2020-04-21T00:00:00" table:style-name="ce6">
            <text:p>21/Apr/20</text:p>
          </table:table-cell>
          <table:table-cell office:value-type="date" office:date-value="2020-04-24T00:00:00" table:style-name="ce6">
            <text:p>24/Apr/20</text:p>
          </table:table-cell>
          <table:table-cell table:style-name="ce12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56"/>
        </table:table-row>
        <table:table-row table:style-name="ro2">
          <table:table-cell table:style-name="ce13"/>
          <table:table-cell table:style-name="ce31"/>
          <table:table-cell table:style-name="ce20"/>
          <table:table-cell table:number-columns-repeated="2" table:style-name="ce13"/>
          <table:table-cell table:style-name="ce12"/>
          <table:table-cell table:number-columns-repeated="21" table:style-name="ce13"/>
          <table:table-cell table:style-name="ce12"/>
          <table:table-cell table:number-columns-repeated="16356"/>
        </table:table-row>
        <table:table-row table:style-name="ro2">
          <table:table-cell table:style-name="ce12"/>
          <table:table-cell table:style-name="ce32"/>
          <table:table-cell table:style-name="ce21"/>
          <table:table-cell table:number-columns-repeated="25" table:style-name="ce12"/>
          <table:table-cell table:number-columns-repeated="16356"/>
        </table:table-row>
        <table:table-row table:style-name="ro2">
          <table:table-cell table:style-name="ce1"/>
          <table:table-cell table:style-name="ce29"/>
          <table:table-cell table:style-name="ce2"/>
          <table:table-cell table:number-columns-repeated="2" table:style-name="ce1"/>
          <table:table-cell table:style-name="ce12"/>
          <table:table-cell table:number-columns-repeated="21" table:style-name="ce1"/>
          <table:table-cell table:style-name="ce12"/>
          <table:table-cell table:number-columns-repeated="16356"/>
        </table:table-row>
        <table:table-row table:number-rows-repeated="4" table:style-name="ro2">
          <table:table-cell table:style-name="ce1"/>
          <table:table-cell table:style-name="ce29"/>
          <table:table-cell table:style-name="ce2"/>
          <table:table-cell table:number-columns-repeated="2" table:style-name="ce1"/>
          <table:table-cell table:style-name="ce12"/>
          <table:table-cell table:number-columns-repeated="16378" table:style-name="ce1"/>
        </table:table-row>
        <table:table-row table:number-rows-repeated="126" table:style-name="ro2">
          <table:table-cell table:number-columns-repeated="5"/>
          <table:table-cell table:style-name="ce12"/>
          <table:table-cell table:number-columns-repeated="16378"/>
        </table:table-row>
        <table:table-row table:number-rows-repeated="1048402" table:style-name="ro2">
          <table:table-cell table:number-columns-repeated="16384"/>
        </table:table-row>
        <table:named-expressions>
          <table:named-range table:name="task_end" table:cell-range-address="Project.$E1" table:base-cell-address="Project.$A$1"/>
          <table:named-range table:name="task_progress" table:cell-range-address="Project.$C1" table:base-cell-address="Project.$A$1"/>
          <table:named-range table:name="task_start" table:cell-range-address="Project.$D1" table:base-cell-address="Projec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0">
      <number:day number:style="long"/>
      <number:text>/</number:text>
      <number:month number:textual="true"/>
      <number:text>/</number:text>
      <number:year/>
    </number:date-style>
    <number:date-style style:name="N41">
      <number:day/>
    </number:date-style>
    <number:date-style style:name="N45">
      <number:day-of-week/>
      <number:text>, </number:text>
      <number:day/>
      <number:text>/</number:text>
      <number:month number:textual="true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5F5F5"/>
    </style:style>
    <style:style style:name="cf2" style:family="table-cell">
      <style:table-cell-properties fo:border-left="thin solid #000000" fo:border-right="thin solid #000000"/>
    </style:style>
    <style:style style:name="cf3" style:family="table-cell">
      <style:table-cell-properties fo:background-color="#8F98C3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Constantin Mihaylov</meta:initial-creator>
    <dc:creator>Constantin Mihaylov</dc:creator>
    <meta:creation-date>2020-02-16T11:31:19Z</meta:creation-date>
    <dc:date>2020-02-16T15:57:11Z</dc:date>
  </office:meta>
</office:document-meta>
</file>